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563c1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solid" draw:fill-color="#0563c1"/>
    </style:style>
    <style:style style:name="T1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2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3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4" style:family="text">
      <style:text-properties fo:color="#0563c1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5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6" style:family="text">
      <style:text-properties fo:color="#000000" loext:opacity="100%" style:font-name="TimesNewRoman" fo:font-size="14.1000003814697pt" fo:font-style="italic" fo:font-weight="normal" style:font-name-asian="TimesNewRoman" style:font-size-asian="14.1000003814697pt" style:font-style-asian="italic" style:font-weight-asian="normal" style:font-name-complex="TimesNewRoman" style:font-size-complex="14.1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442cm" svg:height="0.547cm" svg:x="8.6cm" svg:y="2.018cm">
          <draw:text-box>
            <text:p text:style-name="P1"><text:span text:style-name="T1">Лабораторная работа №1 </text:span></text:p>
          </draw:text-box>
        </draw:frame>
        <draw:frame draw:style-name="gr1" draw:text-style-name="P2" draw:layer="layout" svg:width="5.852cm" svg:height="0.547cm" svg:x="8.396cm" svg:y="2.633cm">
          <draw:text-box>
            <text:p text:style-name="P1"><text:span text:style-name="T2">Табулирование функций. </text:span></text:p>
          </draw:text-box>
        </draw:frame>
        <draw:frame draw:style-name="gr1" draw:text-style-name="P2" draw:layer="layout" svg:width="15.695cm" svg:height="0.547cm" svg:x="3.485cm" svg:y="3.247cm">
          <draw:text-box>
            <text:p text:style-name="P1"><text:span text:style-name="T2">Изучение среды программирования и основных операторов базового </text:span></text:p>
          </draw:text-box>
        </draw:frame>
        <draw:frame draw:style-name="gr1" draw:text-style-name="P2" draw:layer="layout" svg:width="14.92cm" svg:height="0.547cm" svg:x="3.874cm" svg:y="3.86cm">
          <draw:text-box>
            <text:p text:style-name="P1"><text:span text:style-name="T2">языка. Разработка алгоритма, разработка, отладка и выполнение </text:span></text:p>
          </draw:text-box>
        </draw:frame>
        <draw:frame draw:style-name="gr1" draw:text-style-name="P2" draw:layer="layout" svg:width="8.558cm" svg:height="0.547cm" svg:x="7.046cm" svg:y="4.474cm">
          <draw:text-box>
            <text:p text:style-name="P1"><text:span text:style-name="T2">программы табулирования функций. </text:span></text:p>
          </draw:text-box>
        </draw:frame>
        <draw:frame draw:style-name="gr1" draw:text-style-name="P2" draw:layer="layout" svg:width="0.494cm" svg:height="0.547cm" svg:x="11.255cm" svg:y="5.0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681cm" svg:height="0.547cm" svg:x="3.002cm" svg:y="5.698cm">
          <draw:text-box>
            <text:p text:style-name="P1"><text:span text:style-name="T2">Краткие теоретические сведения</text:span><text:span text:style-name="T1">: </text:span></text:p>
          </draw:text-box>
        </draw:frame>
        <draw:frame draw:style-name="gr1" draw:text-style-name="P2" draw:layer="layout" svg:width="7.702cm" svg:height="0.547cm" svg:x="4.251cm" svg:y="6.312cm">
          <draw:text-box>
            <text:p text:style-name="P1"><text:span text:style-name="T1">https://stepik.org/course/86957/promo </text:span></text:p>
          </draw:text-box>
        </draw:frame>
        <draw:frame draw:style-name="gr1" draw:text-style-name="P2" draw:layer="layout" svg:width="0.494cm" svg:height="0.547cm" svg:x="3.002cm" svg:y="6.9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198cm" svg:height="0.547cm" svg:x="3.002cm" svg:y="7.535cm">
          <draw:text-box>
            <text:p text:style-name="P1"><text:span text:style-name="T2">Алгоритм табулирования функции</text:span><text:span text:style-name="T1">: </text:span></text:p>
          </draw:text-box>
        </draw:frame>
        <draw:frame draw:style-name="gr1" draw:text-style-name="P2" draw:layer="layout" svg:width="0.494cm" svg:height="0.547cm" svg:x="4.251cm" svg:y="8.149cm">
          <draw:text-box>
            <text:p text:style-name="P1"><text:span text:style-name="T1">1.</text:span></text:p>
          </draw:text-box>
        </draw:frame>
        <draw:frame draw:style-name="gr1" draw:text-style-name="P2" draw:layer="layout" svg:width="0.494cm" svg:height="0.556cm" svg:x="4.624cm" svg:y="8.1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435cm" svg:height="0.547cm" svg:x="4.886cm" svg:y="8.149cm">
          <draw:text-box>
            <text:p text:style-name="P1"><text:span text:style-name="T1">Задаем начальное значение x, конечное значение x и шаг. <text:s/></text:span></text:p>
          </draw:text-box>
        </draw:frame>
        <draw:frame draw:style-name="gr1" draw:text-style-name="P2" draw:layer="layout" svg:width="0.494cm" svg:height="0.547cm" svg:x="4.251cm" svg:y="8.763cm">
          <draw:text-box>
            <text:p text:style-name="P1"><text:span text:style-name="T1">2.</text:span></text:p>
          </draw:text-box>
        </draw:frame>
        <draw:frame draw:style-name="gr1" draw:text-style-name="P2" draw:layer="layout" svg:width="0.494cm" svg:height="0.556cm" svg:x="4.624cm" svg:y="8.7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906cm" svg:height="0.547cm" svg:x="4.886cm" svg:y="8.763cm">
          <draw:text-box>
            <text:p text:style-name="P1"><text:span text:style-name="T1">Итерируемся </text:span></text:p>
          </draw:text-box>
        </draw:frame>
        <draw:frame draw:style-name="gr1" draw:text-style-name="P2" draw:layer="layout" svg:width="0.637cm" svg:height="0.547cm" svg:x="7.983cm" svg:y="8.763cm">
          <draw:text-box>
            <text:p text:style-name="P1"><text:span text:style-name="T1">по </text:span></text:p>
          </draw:text-box>
        </draw:frame>
        <draw:frame draw:style-name="gr1" draw:text-style-name="P2" draw:layer="layout" svg:width="2.343cm" svg:height="0.547cm" svg:x="8.819cm" svg:y="8.763cm">
          <draw:text-box>
            <text:p text:style-name="P1"><text:span text:style-name="T1">значениям </text:span></text:p>
          </draw:text-box>
        </draw:frame>
        <draw:frame draw:style-name="gr1" draw:text-style-name="P2" draw:layer="layout" svg:width="0.494cm" svg:height="0.547cm" svg:x="11.354cm" svg:y="8.763cm">
          <draw:text-box>
            <text:p text:style-name="P1"><text:span text:style-name="T1">x </text:span></text:p>
          </draw:text-box>
        </draw:frame>
        <draw:frame draw:style-name="gr1" draw:text-style-name="P2" draw:layer="layout" svg:width="0.494cm" svg:height="0.547cm" svg:x="11.924cm" svg:y="8.763cm">
          <draw:text-box>
            <text:p text:style-name="P1"><text:span text:style-name="T1">в </text:span></text:p>
          </draw:text-box>
        </draw:frame>
        <draw:frame draw:style-name="gr1" draw:text-style-name="P2" draw:layer="layout" svg:width="2.102cm" svg:height="0.547cm" svg:x="12.478cm" svg:y="8.763cm">
          <draw:text-box>
            <text:p text:style-name="P1"><text:span text:style-name="T1">заданном </text:span></text:p>
          </draw:text-box>
        </draw:frame>
        <draw:frame draw:style-name="gr1" draw:text-style-name="P2" draw:layer="layout" svg:width="2.398cm" svg:height="0.547cm" svg:x="14.767cm" svg:y="8.763cm">
          <draw:text-box>
            <text:p text:style-name="P1"><text:span text:style-name="T1">диапазоне, </text:span></text:p>
          </draw:text-box>
        </draw:frame>
        <draw:frame draw:style-name="gr1" draw:text-style-name="P2" draw:layer="layout" svg:width="2.267cm" svg:height="0.547cm" svg:x="17.354cm" svg:y="8.763cm">
          <draw:text-box>
            <text:p text:style-name="P1"><text:span text:style-name="T1">используя </text:span></text:p>
          </draw:text-box>
        </draw:frame>
        <draw:frame draw:style-name="gr1" draw:text-style-name="P2" draw:layer="layout" svg:width="3.317cm" svg:height="0.547cm" svg:x="4.886cm" svg:y="9.378cm">
          <draw:text-box>
            <text:p text:style-name="P1"><text:span text:style-name="T1">заданный шаг. <text:s/></text:span></text:p>
          </draw:text-box>
        </draw:frame>
        <draw:frame draw:style-name="gr1" draw:text-style-name="P2" draw:layer="layout" svg:width="0.494cm" svg:height="0.547cm" svg:x="4.251cm" svg:y="9.991cm">
          <draw:text-box>
            <text:p text:style-name="P1"><text:span text:style-name="T1">3.</text:span></text:p>
          </draw:text-box>
        </draw:frame>
        <draw:frame draw:style-name="gr1" draw:text-style-name="P2" draw:layer="layout" svg:width="0.494cm" svg:height="0.556cm" svg:x="4.624cm" svg:y="9.9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406cm" svg:height="0.547cm" svg:x="4.886cm" svg:y="9.991cm">
          <draw:text-box>
            <text:p text:style-name="P1"><text:span text:style-name="T1">Для каждого значения x, находим значение функции f(x). <text:s/></text:span></text:p>
          </draw:text-box>
        </draw:frame>
        <draw:frame draw:style-name="gr1" draw:text-style-name="P2" draw:layer="layout" svg:width="0.494cm" svg:height="0.547cm" svg:x="4.251cm" svg:y="10.601cm">
          <draw:text-box>
            <text:p text:style-name="P1"><text:span text:style-name="T1">4.</text:span></text:p>
          </draw:text-box>
        </draw:frame>
        <draw:frame draw:style-name="gr1" draw:text-style-name="P2" draw:layer="layout" svg:width="0.494cm" svg:height="0.556cm" svg:x="4.624cm" svg:y="10.5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2cm" svg:height="0.547cm" svg:x="4.886cm" svg:y="10.601cm">
          <draw:text-box>
            <text:p text:style-name="P1"><text:span text:style-name="T1">Сохраняем полученные пары значений (x, f(x)). </text:span></text:p>
          </draw:text-box>
        </draw:frame>
        <draw:frame draw:style-name="gr1" draw:text-style-name="P2" draw:layer="layout" svg:width="0.494cm" svg:height="0.547cm" svg:x="4.251cm" svg:y="11.215cm">
          <draw:text-box>
            <text:p text:style-name="P1"><text:span text:style-name="T1">5.</text:span></text:p>
          </draw:text-box>
        </draw:frame>
        <draw:frame draw:style-name="gr1" draw:text-style-name="P2" draw:layer="layout" svg:width="0.494cm" svg:height="0.556cm" svg:x="4.624cm" svg:y="11.2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504cm" svg:height="0.547cm" svg:x="4.886cm" svg:y="11.215cm">
          <draw:text-box>
            <text:p text:style-name="P1"><text:span text:style-name="T1">Повторяем шаги 2-4 для всех значений x в диапазоне. </text:span></text:p>
          </draw:text-box>
        </draw:frame>
        <draw:frame draw:style-name="gr1" draw:text-style-name="P2" draw:layer="layout" svg:width="0.494cm" svg:height="0.547cm" svg:x="4.251cm" svg:y="11.829cm">
          <draw:text-box>
            <text:p text:style-name="P1"><text:span text:style-name="T1">6.</text:span></text:p>
          </draw:text-box>
        </draw:frame>
        <draw:frame draw:style-name="gr1" draw:text-style-name="P2" draw:layer="layout" svg:width="0.494cm" svg:height="0.556cm" svg:x="4.624cm" svg:y="11.8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463cm" svg:height="0.547cm" svg:x="4.886cm" svg:y="11.829cm">
          <draw:text-box>
            <text:p text:style-name="P1"><text:span text:style-name="T1">Выводим полученные <text:s/>пары значений (x, f(x)) <text:s/>их можно записать в </text:span></text:p>
          </draw:text-box>
        </draw:frame>
        <draw:frame draw:style-name="gr1" draw:text-style-name="P2" draw:layer="layout" svg:width="6.487cm" svg:height="0.547cm" svg:x="4.886cm" svg:y="12.442cm">
          <draw:text-box>
            <text:p text:style-name="P1"><text:span text:style-name="T1">массив или файл, если нужно. </text:span></text:p>
          </draw:text-box>
        </draw:frame>
        <draw:frame draw:style-name="gr1" draw:text-style-name="P2" draw:layer="layout" svg:width="0.494cm" svg:height="0.547cm" svg:x="3.002cm" svg:y="13.0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278cm" svg:height="0.547cm" svg:x="3.002cm" svg:y="13.666cm">
          <draw:text-box>
            <text:p text:style-name="P1"><text:span text:style-name="T2">Задание 1. Выполните установку ОС Linux, выбрав любой </text:span></text:p>
          </draw:text-box>
        </draw:frame>
        <draw:frame draw:style-name="gr1" draw:text-style-name="P2" draw:layer="layout" svg:width="7.444cm" svg:height="0.547cm" svg:x="3.002cm" svg:y="14.28cm">
          <draw:text-box>
            <text:p text:style-name="P1"><text:span text:style-name="T2">интересующий вас дистрибутив. </text:span></text:p>
          </draw:text-box>
        </draw:frame>
        <draw:polygon draw:style-name="gr2" draw:text-style-name="P3" draw:layer="layout" svg:width="7.481cm" svg:height="0.026cm" svg:x="7.647cm" svg:y="15.389cm" svg:viewBox="0 0 7482 27" draw:points="0,27 7482,27 7482,0 0,0">
          <text:p/>
        </draw:polygon>
        <draw:frame draw:style-name="gr1" draw:text-style-name="P2" draw:layer="layout" svg:width="12.279cm" svg:height="0.547cm" svg:x="3.002cm" svg:y="14.894cm">
          <draw:text-box>
            <text:p text:style-name="P1"><text:span text:style-name="T1">*Один из вариантов - </text:span><text:span text:style-name="T4">https://ubuntu.com/download/desktop</text:span><text:span text:style-name="T1"> </text:span></text:p>
          </draw:text-box>
        </draw:frame>
        <draw:frame draw:style-name="gr1" draw:text-style-name="P2" draw:layer="layout" svg:width="13.76cm" svg:height="0.547cm" svg:x="4.251cm" svg:y="15.508cm">
          <draw:text-box>
            <text:p text:style-name="P1"><text:span text:style-name="T1">Установка может быть выполнена в качестве первой или второй </text:span></text:p>
          </draw:text-box>
        </draw:frame>
        <draw:frame draw:style-name="gr1" draw:text-style-name="P2" draw:layer="layout" svg:width="15.907cm" svg:height="0.547cm" svg:x="3.002cm" svg:y="16.118cm">
          <draw:text-box>
            <text:p text:style-name="P1"><text:span text:style-name="T1">системы на вашем ноутбуке (будьте осторожны, практика показывает, что </text:span></text:p>
          </draw:text-box>
        </draw:frame>
        <draw:frame draw:style-name="gr1" draw:text-style-name="P2" draw:layer="layout" svg:width="15.246cm" svg:height="0.547cm" svg:x="3.002cm" svg:y="16.732cm">
          <draw:text-box>
            <text:p text:style-name="P1"><text:span text:style-name="T1">можно потерять windows систему :)) или через средства виртуализации </text:span></text:p>
          </draw:text-box>
        </draw:frame>
        <draw:frame draw:style-name="gr1" draw:text-style-name="P2" draw:layer="layout" svg:width="8.143cm" svg:height="0.547cm" svg:x="3.002cm" svg:y="17.345cm">
          <draw:text-box>
            <text:p text:style-name="P1"><text:span text:style-name="T1">VirtualBox/VMWare Workstation PRO. </text:span></text:p>
          </draw:text-box>
        </draw:frame>
        <draw:frame draw:style-name="gr1" draw:text-style-name="P2" draw:layer="layout" svg:width="0.494cm" svg:height="0.547cm" svg:x="3.002cm" svg:y="17.9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679cm" svg:height="0.547cm" svg:x="3.002cm" svg:y="18.569cm">
          <draw:text-box>
            <text:p text:style-name="P1"><text:span text:style-name="T2">Задание 2. Выполните установку и настройку IDE для работы со </text:span></text:p>
          </draw:text-box>
        </draw:frame>
        <draw:frame draw:style-name="gr1" draw:text-style-name="P2" draw:layer="layout" svg:width="12.846cm" svg:height="0.547cm" svg:x="3.002cm" svg:y="19.183cm">
          <draw:text-box>
            <text:p text:style-name="P1"><text:span text:style-name="T2">стандартным компилятором и версией языка С++ 20/23. </text:span></text:p>
          </draw:text-box>
        </draw:frame>
        <draw:frame draw:style-name="gr1" draw:text-style-name="P2" draw:layer="layout" svg:width="0.494cm" svg:height="0.547cm" svg:x="3.002cm" svg:y="19.79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391cm" svg:height="0.547cm" svg:x="4.251cm" svg:y="19.796cm">
          <draw:text-box>
            <text:p text:style-name="P1"><text:span text:style-name="T1">В качестве IDE можете выбрать один из существующих вариантов, </text:span></text:p>
          </draw:text-box>
        </draw:frame>
        <draw:polygon draw:style-name="gr2" draw:text-style-name="P3" draw:layer="layout" svg:width="10.399cm" svg:height="0.026cm" svg:x="6.745cm" svg:y="20.906cm" svg:viewBox="0 0 10400 27" draw:points="0,27 10400,27 10400,0 0,0">
          <text:p/>
        </draw:polygon>
        <draw:frame draw:style-name="gr1" draw:text-style-name="P2" draw:layer="layout" svg:width="14.539cm" svg:height="0.547cm" svg:x="3.002cm" svg:y="20.41cm">
          <draw:text-box>
            <text:p text:style-name="P1"><text:span text:style-name="T1">подробнее о них: </text:span><text:span text:style-name="T4">https://stepik.org/lesson/768140/step/1?unit=770494</text:span><text:span text:style-name="T1"> . </text:span></text:p>
          </draw:text-box>
        </draw:frame>
        <draw:frame draw:style-name="gr1" draw:text-style-name="P2" draw:layer="layout" svg:width="14.535cm" svg:height="0.547cm" svg:x="4.251cm" svg:y="21.024cm">
          <draw:text-box>
            <text:p text:style-name="P1"><text:span text:style-name="T1">Для корректной работы в семестре будут необходимы инструменты </text:span></text:p>
          </draw:text-box>
        </draw:frame>
        <draw:polygon draw:style-name="gr2" draw:text-style-name="P3" draw:layer="layout" svg:width="7.096cm" svg:height="0.025cm" svg:x="3.002cm" svg:y="22.131cm" svg:viewBox="0 0 7097 26" draw:points="0,26 7097,26 7097,0 0,0">
          <text:p/>
        </draw:polygon>
        <draw:polygon draw:style-name="gr2" draw:text-style-name="P3" draw:layer="layout" svg:width="6.919cm" svg:height="0.025cm" svg:x="10.606cm" svg:y="22.131cm" svg:viewBox="0 0 6920 26" draw:points="0,26 6920,26 6920,0 0,0">
          <text:p/>
        </draw:polygon>
        <draw:frame draw:style-name="gr1" draw:text-style-name="P2" draw:layer="layout" svg:width="14.924cm" svg:height="0.547cm" svg:x="3.002cm" svg:y="21.635cm">
          <draw:text-box>
            <text:p text:style-name="P1"><text:span text:style-name="T4">https://github.com/google/sanitizers</text:span><text:span text:style-name="T1"> и </text:span><text:span text:style-name="T4">https://google.github.io/googletest/</text:span><text:span text:style-name="T1"> . </text:span></text:p>
          </draw:text-box>
        </draw:frame>
        <draw:frame draw:style-name="gr1" draw:text-style-name="P2" draw:layer="layout" svg:width="14.802cm" svg:height="0.547cm" svg:x="4.251cm" svg:y="22.249cm">
          <draw:text-box>
            <text:p text:style-name="P1"><text:span text:style-name="T1">Для удобства обучения можете начинать работу с Cmake в редакторе </text:span></text:p>
          </draw:text-box>
        </draw:frame>
        <draw:frame draw:style-name="gr1" draw:text-style-name="P2" draw:layer="layout" svg:width="14.903cm" svg:height="0.547cm" svg:x="3.002cm" svg:y="22.862cm">
          <draw:text-box>
            <text:p text:style-name="P1"><text:span text:style-name="T1">кода VS Code, т.к. в следующем семестре будет активная работа с его </text:span></text:p>
          </draw:text-box>
        </draw:frame>
        <draw:frame draw:style-name="gr1" draw:text-style-name="P2" draw:layer="layout" svg:width="16.571cm" svg:height="0.547cm" svg:x="3.002cm" svg:y="23.476cm">
          <draw:text-box>
            <text:p text:style-name="P1"><text:span text:style-name="T1">модификацией Qmake. Также в VS Code можете настроить поддержку Python </text:span></text:p>
          </draw:text-box>
        </draw:frame>
        <draw:frame draw:style-name="gr1" draw:text-style-name="P2" draw:layer="layout" svg:width="5.184cm" svg:height="0.547cm" svg:x="3.002cm" svg:y="24.086cm">
          <draw:text-box>
            <text:p text:style-name="P1"><text:span text:style-name="T1">и JS (баловства ради :)). </text:span></text:p>
          </draw:text-box>
        </draw:frame>
        <draw:frame draw:style-name="gr1" draw:text-style-name="P2" draw:layer="layout" svg:width="14.954cm" svg:height="0.547cm" svg:x="4.251cm" svg:y="24.7cm">
          <draw:text-box>
            <text:p text:style-name="P1"><text:span text:style-name="T1">Изучите основные характеристики языка С++ и составьте небольшую </text:span></text:p>
          </draw:text-box>
        </draw:frame>
        <draw:frame draw:style-name="gr1" draw:text-style-name="P2" draw:layer="layout" svg:width="12.926cm" svg:height="0.547cm" svg:x="3.002cm" svg:y="25.314cm">
          <draw:text-box>
            <text:p text:style-name="P1"><text:span text:style-name="T1">таблицу отличий языка С++, от языка С, Python и JavaScript. </text:span></text:p>
          </draw:text-box>
        </draw:frame>
        <draw:frame draw:style-name="gr1" draw:text-style-name="P2" draw:layer="layout" svg:width="0.494cm" svg:height="0.547cm" svg:x="3.002cm" svg:y="25.9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66cm" svg:height="0.547cm" svg:x="3.002cm" svg:y="26.541cm">
          <draw:text-box>
            <text:p text:style-name="P1"><text:span text:style-name="T2">Задание 3. Изучите содержимое программы. Постройте блок-схему </text:span></text:p>
          </draw:text-box>
        </draw:frame>
        <draw:frame draw:style-name="gr1" draw:text-style-name="P2" draw:layer="layout" svg:width="9.641cm" svg:height="0.547cm" svg:x="3.002cm" svg:y="27.151cm">
          <draw:text-box>
            <text:p text:style-name="P1"><text:span text:style-name="T2">алгоритма, согласно СТП БГУИР 01-2024. </text:span></text:p>
          </draw:text-box>
        </draw:frame>
      </draw:page>
      <draw:page draw:name="page2" draw:style-name="dp1" draw:master-page-name="master-page24">
        <draw:frame draw:style-name="gr1" draw:text-style-name="P2" draw:layer="layout" svg:width="14.81cm" svg:height="0.547cm" svg:x="4.251cm" svg:y="2.018cm">
          <draw:text-box>
            <text:p text:style-name="P1"><text:span text:style-name="T1">Создайте директорию в папке Documents или вашей рабочей папке, с </text:span></text:p>
          </draw:text-box>
        </draw:frame>
        <draw:frame draw:style-name="gr1" draw:text-style-name="P2" draw:layer="layout" svg:width="15.72cm" svg:height="0.547cm" svg:x="3.002cm" svg:y="2.633cm">
          <draw:text-box>
            <text:p text:style-name="P1"><text:span text:style-name="T1">названием 45350Х, где Х – номер вашей группы. В папке с номер группы </text:span></text:p>
          </draw:text-box>
        </draw:frame>
        <draw:frame draw:style-name="gr1" draw:text-style-name="P2" draw:layer="layout" svg:width="16.076cm" svg:height="0.547cm" svg:x="3.002cm" svg:y="3.247cm">
          <draw:text-box>
            <text:p text:style-name="P1"><text:span text:style-name="T1">создайте директорию ОАиП, а в данной директории создайте папку LR1. В </text:span></text:p>
          </draw:text-box>
        </draw:frame>
        <draw:frame draw:style-name="gr1" draw:text-style-name="P2" draw:layer="layout" svg:width="16.144cm" svg:height="0.547cm" svg:x="3.002cm" svg:y="3.86cm">
          <draw:text-box>
            <text:p text:style-name="P1"><text:span text:style-name="T1">папке LR1 создайте документ Task_3.cpp и вставьте в него следующий код. </text:span></text:p>
          </draw:text-box>
        </draw:frame>
        <draw:frame draw:style-name="gr1" draw:text-style-name="P2" draw:layer="layout" svg:width="16.461cm" svg:height="0.547cm" svg:x="3.002cm" svg:y="4.474cm">
          <draw:text-box>
            <text:p text:style-name="P1"><text:span text:style-name="T1">Откройте папку в вашей IDE и убедитесь, что IDE «осознало», что перед ней </text:span></text:p>
          </draw:text-box>
        </draw:frame>
        <draw:frame draw:style-name="gr1" draw:text-style-name="P2" draw:layer="layout" svg:width="16.068cm" svg:height="0.547cm" svg:x="3.002cm" svg:y="5.084cm">
          <draw:text-box>
            <text:p text:style-name="P1"><text:span text:style-name="T1">файл С++ с исходным кодом внутри. На данном этапе программа может не </text:span></text:p>
          </draw:text-box>
        </draw:frame>
        <draw:frame draw:style-name="gr1" draw:text-style-name="P2" draw:layer="layout" svg:width="2.745cm" svg:height="0.547cm" svg:x="3.002cm" svg:y="5.698cm">
          <draw:text-box>
            <text:p text:style-name="P1"><text:span text:style-name="T1">запускаться. </text:span></text:p>
          </draw:text-box>
        </draw:frame>
        <draw:frame draw:style-name="gr1" draw:text-style-name="P2" draw:layer="layout" svg:width="0.494cm" svg:height="0.547cm" svg:x="3.002cm" svg:y="6.3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809cm" svg:height="0.547cm" svg:x="3.002cm" svg:y="6.925cm">
          <draw:text-box>
            <text:p text:style-name="P1"><text:span text:style-name="T1">void main() { </text:span></text:p>
          </draw:text-box>
        </draw:frame>
        <draw:frame draw:style-name="gr1" draw:text-style-name="P2" draw:layer="layout" svg:width="0.494cm" svg:height="0.602cm" svg:x="2.367cm" svg:y="7.5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2.477cm" svg:y="7.5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547cm" svg:x="3.002cm" svg:y="7.54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6.191cm" svg:height="0.547cm" svg:x="4.272cm" svg:y="7.543cm">
          <draw:text-box>
            <text:p text:style-name="P1"><text:span text:style-name="T1">Double touble, start, end, step; </text:span></text:p>
          </draw:text-box>
        </draw:frame>
        <draw:frame draw:style-name="gr1" draw:text-style-name="P2" draw:layer="layout" svg:width="0.494cm" svg:height="0.602cm" svg:x="3.637cm" svg:y="8.13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3.747cm" svg:y="8.15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853cm" svg:height="0.547cm" svg:x="4.272cm" svg:y="8.166cm">
          <draw:text-box>
            <text:p text:style-name="P1"><text:span text:style-name="T1">std::cout &gt;&gt; "Введите начальное значение x: "; </text:span></text:p>
          </draw:text-box>
        </draw:frame>
        <draw:frame draw:style-name="gr1" draw:text-style-name="P2" draw:layer="layout" svg:width="0.494cm" svg:height="0.602cm" svg:x="3.637cm" svg:y="8.75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3.747cm" svg:y="8.7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139cm" svg:height="0.547cm" svg:x="4.272cm" svg:y="8.789cm">
          <draw:text-box>
            <text:p text:style-name="P1"><text:span text:style-name="T1">std::cin &lt;&lt; start; // Задаем исходное значение переменной </text:span></text:p>
          </draw:text-box>
        </draw:frame>
        <draw:frame draw:style-name="gr1" draw:text-style-name="P2" draw:layer="layout" svg:width="0.494cm" svg:height="0.602cm" svg:x="3.637cm" svg:y="9.38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3.747cm" svg:y="9.4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65cm" svg:height="0.547cm" svg:x="4.272cm" svg:y="9.411cm">
          <draw:text-box>
            <text:p text:style-name="P1"><text:span text:style-name="T1">std::cout &gt;&gt; "Введите конечное значение x: "; </text:span></text:p>
          </draw:text-box>
        </draw:frame>
        <draw:frame draw:style-name="gr1" draw:text-style-name="P2" draw:layer="layout" svg:width="0.494cm" svg:height="0.602cm" svg:x="3.637cm" svg:y="10.00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3.747cm" svg:y="10.0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771cm" svg:height="0.547cm" svg:x="4.272cm" svg:y="10.034cm">
          <draw:text-box>
            <text:p text:style-name="P1"><text:span text:style-name="T1">std::cin &lt;&lt; end; // Задаем конечно значение переменной </text:span></text:p>
          </draw:text-box>
        </draw:frame>
        <draw:frame draw:style-name="gr1" draw:text-style-name="P2" draw:layer="layout" svg:width="0.494cm" svg:height="0.602cm" svg:x="2.367cm" svg:y="10.62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2.477cm" svg:y="10.64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2cm" svg:height="0.547cm" svg:x="3.002cm" svg:y="10.656cm">
          <draw:text-box>
            <text:p text:style-name="P1"><text:span text:style-name="T1"><text:s text:c="5"/></text:span></text:p>
          </draw:text-box>
        </draw:frame>
        <draw:frame draw:style-name="gr1" draw:text-style-name="P2" draw:layer="layout" svg:width="6.106cm" svg:height="0.547cm" svg:x="4.272cm" svg:y="10.656cm">
          <draw:text-box>
            <text:p text:style-name="P1"><text:span text:style-name="T1">std::cout &gt;&gt; "Введите шаг: "; </text:span></text:p>
          </draw:text-box>
        </draw:frame>
        <draw:frame draw:style-name="gr1" draw:text-style-name="P2" draw:layer="layout" svg:width="0.494cm" svg:height="0.602cm" svg:x="2.367cm" svg:y="11.24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2.477cm" svg:y="11.2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2cm" svg:height="0.547cm" svg:x="3.002cm" svg:y="11.278cm">
          <draw:text-box>
            <text:p text:style-name="P1"><text:span text:style-name="T1"><text:s text:c="5"/></text:span></text:p>
          </draw:text-box>
        </draw:frame>
        <draw:frame draw:style-name="gr1" draw:text-style-name="P2" draw:layer="layout" svg:width="14.81cm" svg:height="0.547cm" svg:x="4.272cm" svg:y="11.278cm">
          <draw:text-box>
            <text:p text:style-name="P1"><text:span text:style-name="T1">std::cin &lt;&lt; step; // Задаем шаг, с которым с которым будет изменяться </text:span></text:p>
          </draw:text-box>
        </draw:frame>
        <draw:frame draw:style-name="gr1" draw:text-style-name="P2" draw:layer="layout" svg:width="2.055cm" svg:height="0.547cm" svg:x="3.002cm" svg:y="11.892cm">
          <draw:text-box>
            <text:p text:style-name="P1"><text:span text:style-name="T1">аргумент </text:span></text:p>
          </draw:text-box>
        </draw:frame>
        <draw:frame draw:style-name="gr1" draw:text-style-name="P2" draw:layer="layout" svg:width="0.494cm" svg:height="0.602cm" svg:x="2.367cm" svg:y="12.48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2.477cm" svg:y="12.5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2cm" svg:height="0.547cm" svg:x="3.002cm" svg:y="12.514cm">
          <draw:text-box>
            <text:p text:style-name="P1"><text:span text:style-name="T1"><text:s text:c="5"/></text:span></text:p>
          </draw:text-box>
        </draw:frame>
        <draw:frame draw:style-name="gr1" draw:text-style-name="P2" draw:layer="layout" svg:width="8.761cm" svg:height="0.547cm" svg:x="4.272cm" svg:y="12.514cm">
          <draw:text-box>
            <text:p text:style-name="P1"><text:span text:style-name="T1">for (double x = start; x &lt;= end; x += step) { </text:span></text:p>
          </draw:text-box>
        </draw:frame>
        <draw:frame draw:style-name="gr1" draw:text-style-name="P2" draw:layer="layout" svg:width="0.494cm" svg:height="0.602cm" svg:x="2.367cm" svg:y="13.1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2.477cm" svg:y="13.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361cm" svg:height="0.547cm" svg:x="3.002cm" svg:y="13.137cm">
          <draw:text-box>
            <text:p text:style-name="P1"><text:span text:style-name="T1"><text:s text:c="11"/></text:span></text:p>
          </draw:text-box>
        </draw:frame>
        <draw:frame draw:style-name="gr1" draw:text-style-name="P2" draw:layer="layout" svg:width="8.321cm" svg:height="0.547cm" svg:x="5.5cm" svg:y="13.137cm">
          <draw:text-box>
            <text:p text:style-name="P1"><text:span text:style-name="T1">double y = sin(x); // функция y = sin(x) <text:s text:c="2"/></text:span></text:p>
          </draw:text-box>
        </draw:frame>
        <draw:frame draw:style-name="gr1" draw:text-style-name="P2" draw:layer="layout" svg:width="0.494cm" svg:height="0.602cm" svg:x="2.367cm" svg:y="13.72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2.477cm" svg:y="13.75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361cm" svg:height="0.547cm" svg:x="3.002cm" svg:y="13.759cm">
          <draw:text-box>
            <text:p text:style-name="P1"><text:span text:style-name="T1"><text:s text:c="11"/></text:span></text:p>
          </draw:text-box>
        </draw:frame>
        <draw:frame draw:style-name="gr1" draw:text-style-name="P2" draw:layer="layout" svg:width="14.285cm" svg:height="0.547cm" svg:x="5.5cm" svg:y="13.759cm">
          <draw:text-box>
            <text:p text:style-name="P1"><text:span text:style-name="T1">std::cout <text:s/>&lt;&lt; <text:s/>x <text:s/>&lt;&lt; <text:s/>" <text:s/>| <text:s/>" <text:s/>&lt;&lt; <text:s/>y <text:s/>&lt;&lt; <text:s/>std::endl; <text:s/>// <text:s/>Выводим <text:s/>значения </text:span></text:p>
          </draw:text-box>
        </draw:frame>
        <draw:frame draw:style-name="gr1" draw:text-style-name="P2" draw:layer="layout" svg:width="8.295cm" svg:height="0.547cm" svg:x="3.002cm" svg:y="14.373cm">
          <draw:text-box>
            <text:p text:style-name="P1"><text:span text:style-name="T1">функции для каждого аргумента (x | y) </text:span></text:p>
          </draw:text-box>
        </draw:frame>
        <draw:frame draw:style-name="gr1" draw:text-style-name="P2" draw:layer="layout" svg:width="0.494cm" svg:height="0.602cm" svg:x="3.637cm" svg:y="14.96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56cm" svg:x="3.747cm" svg:y="14.9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547cm" svg:x="4.272cm" svg:y="14.991cm">
          <draw:text-box>
            <text:p text:style-name="P1"><text:span text:style-name="T1">} </text:span></text:p>
          </draw:text-box>
        </draw:frame>
        <draw:frame draw:style-name="gr1" draw:text-style-name="P2" draw:layer="layout" svg:width="0.62cm" svg:height="0.547cm" svg:x="3.002cm" svg:y="15.605cm">
          <draw:text-box>
            <text:p text:style-name="P1"><text:span text:style-name="T1"><text:s text:c="5"/></text:span></text:p>
          </draw:text-box>
        </draw:frame>
        <draw:frame draw:style-name="gr1" draw:text-style-name="P2" draw:layer="layout" svg:width="2.889cm" svg:height="0.547cm" svg:x="4.251cm" svg:y="15.605cm">
          <draw:text-box>
            <text:p text:style-name="P1"><text:span text:style-name="T1">return nullptr; </text:span></text:p>
          </draw:text-box>
        </draw:frame>
        <draw:frame draw:style-name="gr1" draw:text-style-name="P2" draw:layer="layout" svg:width="0.494cm" svg:height="0.547cm" svg:x="3.002cm" svg:y="16.219cm">
          <draw:text-box>
            <text:p text:style-name="P1"><text:span text:style-name="T1">} </text:span></text:p>
          </draw:text-box>
        </draw:frame>
        <draw:frame draw:style-name="gr1" draw:text-style-name="P2" draw:layer="layout" svg:width="0.494cm" svg:height="0.547cm" svg:x="3.002cm" svg:y="16.8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726cm" svg:height="0.547cm" svg:x="3.002cm" svg:y="17.447cm">
          <draw:text-box>
            <text:p text:style-name="P1"><text:span text:style-name="T2">Задание 4. Проведите отладку программы. </text:span></text:p>
          </draw:text-box>
        </draw:frame>
        <draw:frame draw:style-name="gr1" draw:text-style-name="P2" draw:layer="layout" svg:width="1.873cm" svg:height="0.547cm" svg:x="4.251cm" svg:y="18.057cm">
          <draw:text-box>
            <text:p text:style-name="P1"><text:span text:style-name="T1">Изучите </text:span></text:p>
          </draw:text-box>
        </draw:frame>
        <draw:frame draw:style-name="gr1" draw:text-style-name="P2" draw:layer="layout" svg:width="10.543cm" svg:height="0.547cm" svg:x="6.461cm" svg:y="18.057cm">
          <draw:text-box>
            <text:p text:style-name="P1"><text:span text:style-name="T4">https://stepik.org/lesson/768146/step/1?unit=770500</text:span><text:span text:style-name="T1"> </text:span></text:p>
          </draw:text-box>
        </draw:frame>
        <draw:frame draw:style-name="gr1" draw:text-style-name="P2" draw:layer="layout" svg:width="0.624cm" svg:height="0.547cm" svg:x="17.314cm" svg:y="18.057cm">
          <draw:text-box>
            <text:p text:style-name="P1"><text:span text:style-name="T1">до </text:span></text:p>
          </draw:text-box>
        </draw:frame>
        <draw:polygon draw:style-name="gr2" draw:text-style-name="P3" draw:layer="layout" svg:width="10.391cm" svg:height="0.026cm" svg:x="6.46cm" svg:y="18.552cm" svg:viewBox="0 0 10392 27" draw:points="0,27 10392,27 10392,0 0,0">
          <text:p/>
        </draw:polygon>
        <draw:frame draw:style-name="gr1" draw:text-style-name="P2" draw:layer="layout" svg:width="1.361cm" svg:height="0.547cm" svg:x="18.273cm" svg:y="18.057cm">
          <draw:text-box>
            <text:p text:style-name="P1"><text:span text:style-name="T1">конца </text:span></text:p>
          </draw:text-box>
        </draw:frame>
        <draw:frame draw:style-name="gr1" draw:text-style-name="P2" draw:layer="layout" svg:width="14.298cm" svg:height="0.547cm" svg:x="3.002cm" svg:y="18.67cm">
          <draw:text-box>
            <text:p text:style-name="P1"><text:span text:style-name="T1">раздела 3 и подключите систему контроля версий git в ваш проект. </text:span></text:p>
          </draw:text-box>
        </draw:frame>
        <draw:frame draw:style-name="gr1" draw:text-style-name="P2" draw:layer="layout" svg:width="16.474cm" svg:height="0.547cm" svg:x="3.002cm" svg:y="19.284cm">
          <draw:text-box>
            <text:p text:style-name="P1"><text:span text:style-name="T1">Подправьте код, чтобы он стал рабочим, после каждой итерации выполняйте </text:span></text:p>
          </draw:text-box>
        </draw:frame>
        <draw:frame draw:style-name="gr1" draw:text-style-name="P2" draw:layer="layout" svg:width="14.014cm" svg:height="0.547cm" svg:x="3.002cm" svg:y="19.898cm">
          <draw:text-box>
            <text:p text:style-name="P1"><text:span text:style-name="T1">команду </text:span><text:span text:style-name="T6">commit</text:span><text:span text:style-name="T1">, затем выполните задание лабораторной работы. <text:s/></text:span></text:p>
          </draw:text-box>
        </draw:frame>
        <draw:frame draw:style-name="gr1" draw:text-style-name="P2" draw:layer="layout" svg:width="7.372cm" svg:height="0.547cm" svg:x="3.002cm" svg:y="20.512cm">
          <draw:text-box>
            <text:p text:style-name="P1"><text:span text:style-name="T1">Процесс отладки включает в себя: </text:span></text:p>
          </draw:text-box>
        </draw:frame>
        <draw:frame draw:style-name="gr1" draw:text-style-name="P2" draw:layer="layout" svg:width="15.064cm" svg:height="0.547cm" svg:x="4.251cm" svg:y="21.122cm">
          <draw:text-box>
            <text:p text:style-name="P1"><text:span text:style-name="T1">1. Воспроизведение ошибки разработчиков, чтобы понять, какая часть </text:span></text:p>
          </draw:text-box>
        </draw:frame>
        <draw:frame draw:style-name="gr1" draw:text-style-name="P2" draw:layer="layout" svg:width="7.427cm" svg:height="0.547cm" svg:x="3.002cm" svg:y="21.736cm">
          <draw:text-box>
            <text:p text:style-name="P1"><text:span text:style-name="T1">программы не работает правильно </text:span></text:p>
          </draw:text-box>
        </draw:frame>
        <draw:frame draw:style-name="gr1" draw:text-style-name="P2" draw:layer="layout" svg:width="13.401cm" svg:height="0.547cm" svg:x="4.251cm" svg:y="22.35cm">
          <draw:text-box>
            <text:p text:style-name="P1"><text:span text:style-name="T1">2. Изменение кода разработчиком с целью устранения ошибки </text:span></text:p>
          </draw:text-box>
        </draw:frame>
        <draw:frame draw:style-name="gr1" draw:text-style-name="P2" draw:layer="layout" svg:width="14.975cm" svg:height="0.547cm" svg:x="4.251cm" svg:y="22.964cm">
          <draw:text-box>
            <text:p text:style-name="P1"><text:span text:style-name="T1">3. Запуск отладчика - инструмента, который позволяет программисту <text:s/></text:span></text:p>
          </draw:text-box>
        </draw:frame>
        <draw:frame draw:style-name="gr1" draw:text-style-name="P2" draw:layer="layout" svg:width="5.387cm" svg:height="0.547cm" svg:x="4.251cm" svg:y="23.574cm">
          <draw:text-box>
            <text:p text:style-name="P1"><text:span text:style-name="T1">выполнить код по шагам </text:span></text:p>
          </draw:text-box>
        </draw:frame>
        <draw:frame draw:style-name="gr1" draw:text-style-name="P2" draw:layer="layout" svg:width="15.297cm" svg:height="0.547cm" svg:x="4.251cm" svg:y="24.188cm">
          <draw:text-box>
            <text:p text:style-name="P1"><text:span text:style-name="T1">4. <text:s/>Изучение <text:s/>программистом <text:s/>логов, <text:s/>которые <text:s/>генерируются <text:s/>во <text:s/>время </text:span></text:p>
          </draw:text-box>
        </draw:frame>
        <draw:frame draw:style-name="gr1" draw:text-style-name="P2" draw:layer="layout" svg:width="13.481cm" svg:height="0.547cm" svg:x="3.002cm" svg:y="24.801cm">
          <draw:text-box>
            <text:p text:style-name="P1"><text:span text:style-name="T1">разработки программы и могут помочь в обнаружении ошибок </text:span></text:p>
          </draw:text-box>
        </draw:frame>
        <draw:frame draw:style-name="gr1" draw:text-style-name="P2" draw:layer="layout" svg:width="15.543cm" svg:height="0.547cm" svg:x="4.251cm" svg:y="25.415cm">
          <draw:text-box>
            <text:p text:style-name="P1"><text:span text:style-name="T1">5. Повторное тестирование для проверки работоспособности программы </text:span></text:p>
          </draw:text-box>
        </draw:frame>
        <draw:frame draw:style-name="gr1" draw:text-style-name="P2" draw:layer="layout" svg:width="5.899cm" svg:height="0.547cm" svg:x="3.002cm" svg:y="26.029cm">
          <draw:text-box>
            <text:p text:style-name="P1"><text:span text:style-name="T1">после исправления ошибки </text:span></text:p>
          </draw:text-box>
        </draw:frame>
        <draw:frame draw:style-name="gr1" draw:text-style-name="P2" draw:layer="layout" svg:width="14.345cm" svg:height="0.547cm" svg:x="4.251cm" svg:y="26.638cm">
          <draw:text-box>
            <text:p text:style-name="P1"><text:span text:style-name="T1">По результатам отладки в папке останутся файлы Task_3.cpp и .git.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158cm" svg:height="0.547cm" svg:x="4.251cm" svg:y="2.018cm">
          <draw:text-box>
            <text:p text:style-name="P1"><text:span text:style-name="T1">Если </text:span></text:p>
          </draw:text-box>
        </draw:frame>
        <draw:frame draw:style-name="gr1" draw:text-style-name="P2" draw:layer="layout" svg:width="0.692cm" svg:height="0.547cm" svg:x="5.668cm" svg:y="2.018cm">
          <draw:text-box>
            <text:p text:style-name="P1"><text:span text:style-name="T1">вы </text:span></text:p>
          </draw:text-box>
        </draw:frame>
        <draw:frame draw:style-name="gr1" draw:text-style-name="P2" draw:layer="layout" svg:width="2.225cm" svg:height="0.547cm" svg:x="6.611cm" svg:y="2.018cm">
          <draw:text-box>
            <text:p text:style-name="P1"><text:span text:style-name="T1">создавали </text:span></text:p>
          </draw:text-box>
        </draw:frame>
        <draw:frame draw:style-name="gr1" draw:text-style-name="P2" draw:layer="layout" svg:width="3.638cm" svg:height="0.547cm" svg:x="9.091cm" svg:y="2.018cm">
          <draw:text-box>
            <text:p text:style-name="P1"><text:span text:style-name="T1">дополнительные </text:span></text:p>
          </draw:text-box>
        </draw:frame>
        <draw:frame draw:style-name="gr1" draw:text-style-name="P2" draw:layer="layout" svg:width="1.509cm" svg:height="0.547cm" svg:x="12.974cm" svg:y="2.018cm">
          <draw:text-box>
            <text:p text:style-name="P1"><text:span text:style-name="T1">файлы </text:span></text:p>
          </draw:text-box>
        </draw:frame>
        <draw:frame draw:style-name="gr1" draw:text-style-name="P2" draw:layer="layout" svg:width="0.899cm" svg:height="0.547cm" svg:x="14.743cm" svg:y="2.018cm">
          <draw:text-box>
            <text:p text:style-name="P1"><text:span text:style-name="T1">или </text:span></text:p>
          </draw:text-box>
        </draw:frame>
        <draw:frame draw:style-name="gr1" draw:text-style-name="P2" draw:layer="layout" svg:width="0.899cm" svg:height="0.547cm" svg:x="15.9cm" svg:y="2.018cm">
          <draw:text-box>
            <text:p text:style-name="P1"><text:span text:style-name="T1">они </text:span></text:p>
          </draw:text-box>
        </draw:frame>
        <draw:frame draw:style-name="gr1" draw:text-style-name="P2" draw:layer="layout" svg:width="2.58cm" svg:height="0.547cm" svg:x="17.055cm" svg:y="2.018cm">
          <draw:text-box>
            <text:p text:style-name="P1"><text:span text:style-name="T1">«случайно» </text:span></text:p>
          </draw:text-box>
        </draw:frame>
        <draw:frame draw:style-name="gr1" draw:text-style-name="P2" draw:layer="layout" svg:width="3.795cm" svg:height="0.547cm" svg:x="3.002cm" svg:y="2.633cm">
          <draw:text-box>
            <text:p text:style-name="P1"><text:span text:style-name="T1">сгенерировались, </text:span></text:p>
          </draw:text-box>
        </draw:frame>
        <draw:frame draw:style-name="gr1" draw:text-style-name="P2" draw:layer="layout" svg:width="1.784cm" svg:height="0.547cm" svg:x="7.102cm" svg:y="2.633cm">
          <draw:text-box>
            <text:p text:style-name="P1"><text:span text:style-name="T1">изучите </text:span></text:p>
          </draw:text-box>
        </draw:frame>
        <draw:frame draw:style-name="gr1" draw:text-style-name="P2" draw:layer="layout" svg:width="0.637cm" svg:height="0.547cm" svg:x="9.2cm" svg:y="2.633cm">
          <draw:text-box>
            <text:p text:style-name="P1"><text:span text:style-name="T1">их </text:span></text:p>
          </draw:text-box>
        </draw:frame>
        <draw:frame draw:style-name="gr1" draw:text-style-name="P2" draw:layer="layout" svg:width="2.699cm" svg:height="0.547cm" svg:x="10.151cm" svg:y="2.633cm">
          <draw:text-box>
            <text:p text:style-name="P1"><text:span text:style-name="T1">содержимое </text:span></text:p>
          </draw:text-box>
        </draw:frame>
        <draw:frame draw:style-name="gr1" draw:text-style-name="P2" draw:layer="layout" svg:width="0.494cm" svg:height="0.547cm" svg:x="13.159cm" svg:y="2.633cm">
          <draw:text-box>
            <text:p text:style-name="P1"><text:span text:style-name="T1">и </text:span></text:p>
          </draw:text-box>
        </draw:frame>
        <draw:frame draw:style-name="gr1" draw:text-style-name="P2" draw:layer="layout" svg:width="2.292cm" svg:height="0.547cm" svg:x="13.865cm" svg:y="2.633cm">
          <draw:text-box>
            <text:p text:style-name="P1"><text:span text:style-name="T1">проведите </text:span></text:p>
          </draw:text-box>
        </draw:frame>
        <draw:frame draw:style-name="gr1" draw:text-style-name="P2" draw:layer="layout" svg:width="3.164cm" svg:height="0.547cm" svg:x="16.463cm" svg:y="2.633cm">
          <draw:text-box>
            <text:p text:style-name="P1"><text:span text:style-name="T1">размышления, </text:span></text:p>
          </draw:text-box>
        </draw:frame>
        <draw:frame draw:style-name="gr1" draw:text-style-name="P2" draw:layer="layout" svg:width="16.703cm" svg:height="0.547cm" svg:x="3.002cm" svg:y="3.247cm">
          <draw:text-box>
            <text:p text:style-name="P1"><text:span text:style-name="T1">направленные на изучение «откуда этот файл тут взялся». Все результаты вам </text:span></text:p>
          </draw:text-box>
        </draw:frame>
        <draw:frame draw:style-name="gr1" draw:text-style-name="P2" draw:layer="layout" svg:width="9.54cm" svg:height="0.547cm" svg:x="3.002cm" svg:y="3.86cm">
          <draw:text-box>
            <text:p text:style-name="P1"><text:span text:style-name="T1">пригодятся на защите лабораторной работы. </text:span></text:p>
          </draw:text-box>
        </draw:frame>
        <draw:frame draw:style-name="gr1" draw:text-style-name="P2" draw:layer="layout" svg:width="0.494cm" svg:height="0.547cm" svg:x="4.251cm" svg:y="4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19cm" svg:height="0.547cm" svg:x="3.002cm" svg:y="5.084cm">
          <draw:text-box>
            <text:p text:style-name="P1"><text:span text:style-name="T2">Задание 5. Запустите программу через Terminal, не используя IDE. </text:span></text:p>
          </draw:text-box>
        </draw:frame>
        <draw:frame draw:style-name="gr1" draw:text-style-name="P2" draw:layer="layout" svg:width="15.818cm" svg:height="0.547cm" svg:x="4.251cm" svg:y="5.698cm">
          <draw:text-box>
            <text:p text:style-name="P1"><text:span text:style-name="T1">Изучите <text:s/>программу <text:s/>Terminal <text:s/>на <text:s/>ОС <text:s/>Linux <text:s/>(если <text:s/>не <text:s/>сделали <text:s/>это <text:s/>из-за </text:span></text:p>
          </draw:text-box>
        </draw:frame>
        <draw:frame draw:style-name="gr1" draw:text-style-name="P2" draw:layer="layout" svg:width="16.681cm" svg:height="0.547cm" svg:x="3.002cm" svg:y="6.312cm">
          <draw:text-box>
            <text:p text:style-name="P1"><text:span text:style-name="T1">острой <text:s/>необходимости <text:s/>на <text:s/>прошлых <text:s/>шагах) <text:s/>и <text:s/>через <text:s/>команду <text:s/>cd, <text:s/>получите </text:span></text:p>
          </draw:text-box>
        </draw:frame>
        <draw:frame draw:style-name="gr1" draw:text-style-name="P2" draw:layer="layout" svg:width="1.573cm" svg:height="0.547cm" svg:x="3.002cm" svg:y="6.925cm">
          <draw:text-box>
            <text:p text:style-name="P1"><text:span text:style-name="T1">доступ </text:span></text:p>
          </draw:text-box>
        </draw:frame>
        <draw:frame draw:style-name="gr1" draw:text-style-name="P2" draw:layer="layout" svg:width="0.586cm" svg:height="0.547cm" svg:x="4.758cm" svg:y="6.925cm">
          <draw:text-box>
            <text:p text:style-name="P1"><text:span text:style-name="T1">из </text:span></text:p>
          </draw:text-box>
        </draw:frame>
        <draw:frame draw:style-name="gr1" draw:text-style-name="P2" draw:layer="layout" svg:width="2.089cm" svg:height="0.547cm" svg:x="5.527cm" svg:y="6.925cm">
          <draw:text-box>
            <text:p text:style-name="P1"><text:span text:style-name="T1">корневой </text:span></text:p>
          </draw:text-box>
        </draw:frame>
        <draw:frame draw:style-name="gr1" draw:text-style-name="P2" draw:layer="layout" svg:width="1.378cm" svg:height="0.547cm" svg:x="7.794cm" svg:y="6.925cm">
          <draw:text-box>
            <text:p text:style-name="P1"><text:span text:style-name="T1">папки </text:span></text:p>
          </draw:text-box>
        </draw:frame>
        <draw:frame draw:style-name="gr1" draw:text-style-name="P2" draw:layer="layout" svg:width="0.938cm" svg:height="0.547cm" svg:x="9.362cm" svg:y="6.925cm">
          <draw:text-box>
            <text:p text:style-name="P1"><text:span text:style-name="T1">ОС, </text:span></text:p>
          </draw:text-box>
        </draw:frame>
        <draw:frame draw:style-name="gr1" draw:text-style-name="P2" draw:layer="layout" svg:width="0.494cm" svg:height="0.547cm" svg:x="10.483cm" svg:y="6.925cm">
          <draw:text-box>
            <text:p text:style-name="P1"><text:span text:style-name="T1">в </text:span></text:p>
          </draw:text-box>
        </draw:frame>
        <draw:frame draw:style-name="gr1" draw:text-style-name="P2" draw:layer="layout" svg:width="1.361cm" svg:height="0.547cm" svg:x="11.024cm" svg:y="6.925cm">
          <draw:text-box>
            <text:p text:style-name="P1"><text:span text:style-name="T1">папку </text:span></text:p>
          </draw:text-box>
        </draw:frame>
        <draw:frame draw:style-name="gr1" draw:text-style-name="P2" draw:layer="layout" svg:width="1.78cm" svg:height="0.547cm" svg:x="12.564cm" svg:y="6.925cm">
          <draw:text-box>
            <text:p text:style-name="P1"><text:span text:style-name="T1">проекта </text:span></text:p>
          </draw:text-box>
        </draw:frame>
        <draw:frame draw:style-name="gr1" draw:text-style-name="P2" draw:layer="layout" svg:width="0.494cm" svg:height="0.547cm" svg:x="14.526cm" svg:y="6.925cm">
          <draw:text-box>
            <text:p text:style-name="P1"><text:span text:style-name="T1">с </text:span></text:p>
          </draw:text-box>
        </draw:frame>
        <draw:frame draw:style-name="gr1" draw:text-style-name="P2" draw:layer="layout" svg:width="1.704cm" svg:height="0.547cm" svg:x="15.056cm" svg:y="6.925cm">
          <draw:text-box>
            <text:p text:style-name="P1"><text:span text:style-name="T1">Task_3. </text:span></text:p>
          </draw:text-box>
        </draw:frame>
        <draw:frame draw:style-name="gr1" draw:text-style-name="P2" draw:layer="layout" svg:width="2.69cm" svg:height="0.547cm" svg:x="16.95cm" svg:y="6.925cm">
          <draw:text-box>
            <text:p text:style-name="P1"><text:span text:style-name="T1">Попробуйте </text:span></text:p>
          </draw:text-box>
        </draw:frame>
        <draw:frame draw:style-name="gr1" draw:text-style-name="P2" draw:layer="layout" svg:width="4.151cm" svg:height="0.547cm" svg:x="3.002cm" svg:y="7.535cm">
          <draw:text-box>
            <text:p text:style-name="P1"><text:span text:style-name="T1">взаимодействовать </text:span></text:p>
          </draw:text-box>
        </draw:frame>
        <draw:frame draw:style-name="gr1" draw:text-style-name="P2" draw:layer="layout" svg:width="0.494cm" svg:height="0.547cm" svg:x="7.339cm" svg:y="7.535cm">
          <draw:text-box>
            <text:p text:style-name="P1"><text:span text:style-name="T1">с </text:span></text:p>
          </draw:text-box>
        </draw:frame>
        <draw:frame draw:style-name="gr1" draw:text-style-name="P2" draw:layer="layout" svg:width="1.539cm" svg:height="0.547cm" svg:x="7.884cm" svg:y="7.535cm">
          <draw:text-box>
            <text:p text:style-name="P1"><text:span text:style-name="T1">вашим </text:span></text:p>
          </draw:text-box>
        </draw:frame>
        <draw:frame draw:style-name="gr1" draw:text-style-name="P2" draw:layer="layout" svg:width="3.562cm" svg:height="0.547cm" svg:x="9.624cm" svg:y="7.535cm">
          <draw:text-box>
            <text:p text:style-name="P1"><text:span text:style-name="T1">кодом/проектом </text:span></text:p>
          </draw:text-box>
        </draw:frame>
        <draw:frame draw:style-name="gr1" draw:text-style-name="P2" draw:layer="layout" svg:width="1.255cm" svg:height="0.547cm" svg:x="13.387cm" svg:y="7.535cm">
          <draw:text-box>
            <text:p text:style-name="P1"><text:span text:style-name="T1">через </text:span></text:p>
          </draw:text-box>
        </draw:frame>
        <draw:frame draw:style-name="gr1" draw:text-style-name="P2" draw:layer="layout" svg:width="2.064cm" svg:height="0.547cm" svg:x="14.845cm" svg:y="7.535cm">
          <draw:text-box>
            <text:p text:style-name="P1"><text:span text:style-name="T1">Terminal. </text:span></text:p>
          </draw:text-box>
        </draw:frame>
        <draw:frame draw:style-name="gr1" draw:text-style-name="P2" draw:layer="layout" svg:width="0.701cm" svg:height="0.547cm" svg:x="17.11cm" svg:y="7.535cm">
          <draw:text-box>
            <text:p text:style-name="P1"><text:span text:style-name="T1">На </text:span></text:p>
          </draw:text-box>
        </draw:frame>
        <draw:frame draw:style-name="gr1" draw:text-style-name="P2" draw:layer="layout" svg:width="1.623cm" svg:height="0.547cm" svg:x="18.012cm" svg:y="7.535cm">
          <draw:text-box>
            <text:p text:style-name="P1"><text:span text:style-name="T1">защите </text:span></text:p>
          </draw:text-box>
        </draw:frame>
        <draw:frame draw:style-name="gr1" draw:text-style-name="P2" draw:layer="layout" svg:width="8.786cm" svg:height="0.547cm" svg:x="3.002cm" svg:y="8.149cm">
          <draw:text-box>
            <text:p text:style-name="P1"><text:span text:style-name="T1">лабораторной работы будет требоваться: </text:span></text:p>
          </draw:text-box>
        </draw:frame>
        <draw:frame draw:style-name="gr1" draw:text-style-name="P2" draw:layer="layout" svg:width="0.494cm" svg:height="0.547cm" svg:x="4.251cm" svg:y="8.763cm">
          <draw:text-box>
            <text:p text:style-name="P1"><text:span text:style-name="T1">1.</text:span></text:p>
          </draw:text-box>
        </draw:frame>
        <draw:frame draw:style-name="gr1" draw:text-style-name="P2" draw:layer="layout" svg:width="0.494cm" svg:height="0.556cm" svg:x="4.624cm" svg:y="8.7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105cm" svg:height="0.547cm" svg:x="4.886cm" svg:y="8.763cm">
          <draw:text-box>
            <text:p text:style-name="P1"><text:span text:style-name="T1">Редактирование файла через Terminal </text:span></text:p>
          </draw:text-box>
        </draw:frame>
        <draw:frame draw:style-name="gr1" draw:text-style-name="P2" draw:layer="layout" svg:width="0.494cm" svg:height="0.547cm" svg:x="4.251cm" svg:y="9.378cm">
          <draw:text-box>
            <text:p text:style-name="P1"><text:span text:style-name="T1">2.</text:span></text:p>
          </draw:text-box>
        </draw:frame>
        <draw:frame draw:style-name="gr1" draw:text-style-name="P2" draw:layer="layout" svg:width="0.494cm" svg:height="0.556cm" svg:x="4.624cm" svg:y="9.3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426cm" svg:height="0.547cm" svg:x="4.886cm" svg:y="9.378cm">
          <draw:text-box>
            <text:p text:style-name="P1"><text:span text:style-name="T1">Просмотр коммитов </text:span></text:p>
          </draw:text-box>
        </draw:frame>
        <draw:frame draw:style-name="gr1" draw:text-style-name="P2" draw:layer="layout" svg:width="0.494cm" svg:height="0.547cm" svg:x="4.251cm" svg:y="9.991cm">
          <draw:text-box>
            <text:p text:style-name="P1"><text:span text:style-name="T1">3.</text:span></text:p>
          </draw:text-box>
        </draw:frame>
        <draw:frame draw:style-name="gr1" draw:text-style-name="P2" draw:layer="layout" svg:width="0.494cm" svg:height="0.556cm" svg:x="4.624cm" svg:y="9.9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379cm" svg:height="0.547cm" svg:x="4.886cm" svg:y="9.991cm">
          <draw:text-box>
            <text:p text:style-name="P1"><text:span text:style-name="T1">Сборка приложения </text:span></text:p>
          </draw:text-box>
        </draw:frame>
        <draw:frame draw:style-name="gr1" draw:text-style-name="P2" draw:layer="layout" svg:width="0.494cm" svg:height="0.547cm" svg:x="4.251cm" svg:y="10.601cm">
          <draw:text-box>
            <text:p text:style-name="P1"><text:span text:style-name="T1">4.</text:span></text:p>
          </draw:text-box>
        </draw:frame>
        <draw:frame draw:style-name="gr1" draw:text-style-name="P2" draw:layer="layout" svg:width="0.494cm" svg:height="0.556cm" svg:x="4.624cm" svg:y="10.5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885cm" svg:height="0.547cm" svg:x="4.886cm" svg:y="10.601cm">
          <draw:text-box>
            <text:p text:style-name="P1"><text:span text:style-name="T1">Запуск приложения без отладки </text:span></text:p>
          </draw:text-box>
        </draw:frame>
        <draw:frame draw:style-name="gr1" draw:text-style-name="P2" draw:layer="layout" svg:width="0.494cm" svg:height="0.547cm" svg:x="4.251cm" svg:y="11.215cm">
          <draw:text-box>
            <text:p text:style-name="P1"><text:span text:style-name="T1">5.</text:span></text:p>
          </draw:text-box>
        </draw:frame>
        <draw:frame draw:style-name="gr1" draw:text-style-name="P2" draw:layer="layout" svg:width="0.494cm" svg:height="0.556cm" svg:x="4.624cm" svg:y="11.2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686cm" svg:height="0.547cm" svg:x="4.886cm" svg:y="11.215cm">
          <draw:text-box>
            <text:p text:style-name="P1"><text:span text:style-name="T1">Запуск приложения с отладкой </text:span></text:p>
          </draw:text-box>
        </draw:frame>
        <draw:frame draw:style-name="gr1" draw:text-style-name="P2" draw:layer="layout" svg:width="0.494cm" svg:height="0.547cm" svg:x="5.521cm" svg:y="11.829cm">
          <draw:text-box>
            <text:p text:style-name="P1"><text:span text:style-name="T1">a.</text:span></text:p>
          </draw:text-box>
        </draw:frame>
        <draw:frame draw:style-name="gr1" draw:text-style-name="P2" draw:layer="layout" svg:width="0.494cm" svg:height="0.556cm" svg:x="5.864cm" svg:y="11.8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482cm" svg:height="0.547cm" svg:x="6.156cm" svg:y="11.829cm">
          <draw:text-box>
            <text:p text:style-name="P1"><text:span text:style-name="T1">С использованием точек остановки (контроля) / breakpoint </text:span></text:p>
          </draw:text-box>
        </draw:frame>
        <draw:frame draw:style-name="gr1" draw:text-style-name="P2" draw:layer="layout" svg:width="0.494cm" svg:height="0.547cm" svg:x="5.521cm" svg:y="12.442cm">
          <draw:text-box>
            <text:p text:style-name="P1"><text:span text:style-name="T1">b.</text:span></text:p>
          </draw:text-box>
        </draw:frame>
        <draw:frame draw:style-name="gr1" draw:text-style-name="P2" draw:layer="layout" svg:width="0.494cm" svg:height="0.556cm" svg:x="5.894cm" svg:y="12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314cm" svg:height="0.547cm" svg:x="6.156cm" svg:y="12.442cm">
          <draw:text-box>
            <text:p text:style-name="P1"><text:span text:style-name="T1">Без использования breakpoint </text:span></text:p>
          </draw:text-box>
        </draw:frame>
        <draw:frame draw:style-name="gr1" draw:text-style-name="P2" draw:layer="layout" svg:width="0.494cm" svg:height="0.547cm" svg:x="4.251cm" svg:y="13.052cm">
          <draw:text-box>
            <text:p text:style-name="P1"><text:span text:style-name="T1">6.</text:span></text:p>
          </draw:text-box>
        </draw:frame>
        <draw:frame draw:style-name="gr1" draw:text-style-name="P2" draw:layer="layout" svg:width="0.494cm" svg:height="0.556cm" svg:x="4.624cm" svg:y="13.0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119cm" svg:height="0.547cm" svg:x="4.886cm" svg:y="13.052cm">
          <draw:text-box>
            <text:p text:style-name="P1"><text:span text:style-name="T1">Запуск приложения с использованием санитайзеров </text:span></text:p>
          </draw:text-box>
        </draw:frame>
        <draw:frame draw:style-name="gr1" draw:text-style-name="P2" draw:layer="layout" svg:width="0.494cm" svg:height="0.547cm" svg:x="4.251cm" svg:y="13.666cm">
          <draw:text-box>
            <text:p text:style-name="P1"><text:span text:style-name="T1">7.</text:span></text:p>
          </draw:text-box>
        </draw:frame>
        <draw:frame draw:style-name="gr1" draw:text-style-name="P2" draw:layer="layout" svg:width="0.494cm" svg:height="0.556cm" svg:x="4.624cm" svg:y="13.65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636cm" svg:height="0.547cm" svg:x="4.886cm" svg:y="13.666cm">
          <draw:text-box>
            <text:p text:style-name="P1"><text:span text:style-name="T1">Любые </text:span></text:p>
          </draw:text-box>
        </draw:frame>
        <draw:frame draw:style-name="gr1" draw:text-style-name="P2" draw:layer="layout" svg:width="1.56cm" svg:height="0.547cm" svg:x="6.796cm" svg:y="13.666cm">
          <draw:text-box>
            <text:p text:style-name="P1"><text:span text:style-name="T1">другие </text:span></text:p>
          </draw:text-box>
        </draw:frame>
        <draw:frame draw:style-name="gr1" draw:text-style-name="P2" draw:layer="layout" svg:width="2.148cm" svg:height="0.547cm" svg:x="8.627cm" svg:y="13.666cm">
          <draw:text-box>
            <text:p text:style-name="P1"><text:span text:style-name="T1">действия, </text:span></text:p>
          </draw:text-box>
        </draw:frame>
        <draw:frame draw:style-name="gr1" draw:text-style-name="P2" draw:layer="layout" svg:width="1.877cm" svg:height="0.547cm" svg:x="11.047cm" svg:y="13.666cm">
          <draw:text-box>
            <text:p text:style-name="P1"><text:span text:style-name="T1">которые </text:span></text:p>
          </draw:text-box>
        </draw:frame>
        <draw:frame draw:style-name="gr1" draw:text-style-name="P2" draw:layer="layout" svg:width="4.324cm" svg:height="0.547cm" svg:x="13.192cm" svg:y="13.666cm">
          <draw:text-box>
            <text:p text:style-name="P1"><text:span text:style-name="T1">предусматриваются </text:span></text:p>
          </draw:text-box>
        </draw:frame>
        <draw:frame draw:style-name="gr1" draw:text-style-name="P2" draw:layer="layout" svg:width="1.839cm" svg:height="0.547cm" svg:x="17.782cm" svg:y="13.666cm">
          <draw:text-box>
            <text:p text:style-name="P1"><text:span text:style-name="T1">логикой </text:span></text:p>
          </draw:text-box>
        </draw:frame>
        <draw:frame draw:style-name="gr1" draw:text-style-name="P2" draw:layer="layout" svg:width="3.291cm" svg:height="0.547cm" svg:x="4.886cm" svg:y="14.28cm">
          <draw:text-box>
            <text:p text:style-name="P1"><text:span text:style-name="T1">пользователя*. </text:span></text:p>
          </draw:text-box>
        </draw:frame>
        <draw:frame draw:style-name="gr1" draw:text-style-name="P2" draw:layer="layout" svg:width="0.494cm" svg:height="0.547cm" svg:x="3.002cm" svg:y="14.8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804cm" svg:height="0.547cm" svg:x="3.002cm" svg:y="15.508cm">
          <draw:text-box>
            <text:p text:style-name="P1"><text:span text:style-name="T1">* Пользователь – живое существо, которое каким-то образом получило доступ </text:span></text:p>
          </draw:text-box>
        </draw:frame>
        <draw:frame draw:style-name="gr1" draw:text-style-name="P2" draw:layer="layout" svg:width="0.494cm" svg:height="0.547cm" svg:x="3.002cm" svg:y="16.118cm">
          <draw:text-box>
            <text:p text:style-name="P1"><text:span text:style-name="T1">к </text:span></text:p>
          </draw:text-box>
        </draw:frame>
        <draw:frame draw:style-name="gr1" draw:text-style-name="P2" draw:layer="layout" svg:width="1.446cm" svg:height="0.547cm" svg:x="3.959cm" svg:y="16.118cm">
          <draw:text-box>
            <text:p text:style-name="P1"><text:span text:style-name="T1">вашей </text:span></text:p>
          </draw:text-box>
        </draw:frame>
        <draw:frame draw:style-name="gr1" draw:text-style-name="P2" draw:layer="layout" svg:width="2.525cm" svg:height="0.547cm" svg:x="5.994cm" svg:y="16.118cm">
          <draw:text-box>
            <text:p text:style-name="P1"><text:span text:style-name="T1">программе. </text:span></text:p>
          </draw:text-box>
        </draw:frame>
        <draw:frame draw:style-name="gr1" draw:text-style-name="P2" draw:layer="layout" svg:width="3.008cm" svg:height="0.547cm" svg:x="9.108cm" svg:y="16.118cm">
          <draw:text-box>
            <text:p text:style-name="P1"><text:span text:style-name="T1">Пользователь </text:span></text:p>
          </draw:text-box>
        </draw:frame>
        <draw:frame draw:style-name="gr1" draw:text-style-name="P2" draw:layer="layout" svg:width="1.31cm" svg:height="0.547cm" svg:x="12.698cm" svg:y="16.118cm">
          <draw:text-box>
            <text:p text:style-name="P1"><text:span text:style-name="T1">будет </text:span></text:p>
          </draw:text-box>
        </draw:frame>
        <draw:frame draw:style-name="gr1" draw:text-style-name="P2" draw:layer="layout" svg:width="2.394cm" svg:height="0.547cm" svg:x="14.606cm" svg:y="16.118cm">
          <draw:text-box>
            <text:p text:style-name="P1"><text:span text:style-name="T1">вероломно </text:span></text:p>
          </draw:text-box>
        </draw:frame>
        <draw:frame draw:style-name="gr1" draw:text-style-name="P2" draw:layer="layout" svg:width="2.047cm" svg:height="0.547cm" svg:x="17.583cm" svg:y="16.118cm">
          <draw:text-box>
            <text:p text:style-name="P1"><text:span text:style-name="T1">пытаться </text:span></text:p>
          </draw:text-box>
        </draw:frame>
        <draw:frame draw:style-name="gr1" draw:text-style-name="P2" draw:layer="layout" svg:width="16.203cm" svg:height="0.547cm" svg:x="3.002cm" svg:y="16.732cm">
          <draw:text-box>
            <text:p text:style-name="P1"><text:span text:style-name="T1">«воспользоваться» вашей программой на своё усмотрение. ПО пишется для </text:span></text:p>
          </draw:text-box>
        </draw:frame>
        <draw:frame draw:style-name="gr1" draw:text-style-name="P2" draw:layer="layout" svg:width="10.963cm" svg:height="0.547cm" svg:x="3.002cm" svg:y="17.345cm">
          <draw:text-box>
            <text:p text:style-name="P1"><text:span text:style-name="T1">пользователей, поэтому пользователь </text:span><text:span text:style-name="T2">всегда прав</text:span><text:span text:style-name="T1">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25"/>
    <meta:generator>LibreOffice/24.2.5.2$Linux_X86_64 LibreOffice_project/420$Build-2</meta:generator>
  </office:meta>
</office:document-meta>
</file>